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background-color="#DDDDDD"/>
      <style:text-properties fo:font-weight="bold" style:font-weight-asian="bold" style:font-weight-complex="bold" fo:color="#5C2D91" fo:font-size="16pt" style:font-size-asian="16pt"/>
    </style:style>
    <style:style style:name="P2" style:parent-style-name="Textbody" style:family="paragraph">
      <style:paragraph-properties fo:text-align="center" fo:background-color="#CCCCCC"/>
    </style:style>
    <style:style style:name="T3" style:parent-style-name="Fuentedepárrafopredeter." style:family="text">
      <style:text-properties fo:font-weight="bold" style:font-weight-asian="bold" style:font-weight-complex="bold" fo:color="#21409A"/>
    </style:style>
    <style:style style:name="P4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5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6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7" style:parent-style-name="Textbody" style:family="paragraph">
      <style:paragraph-properties fo:text-align="center" fo:background-color="#CCCCCC"/>
    </style:style>
    <style:style style:name="T8" style:parent-style-name="Fuentedepárrafopredeter." style:family="text">
      <style:text-properties fo:font-weight="bold" style:font-weight-asian="bold" style:font-weight-complex="bold" fo:color="#21409A"/>
    </style:style>
    <style:style style:name="P9" style:parent-style-name="Textbody" style:family="paragraph">
      <style:paragraph-properties fo:text-align="center" fo:background-color="#CCCCCC"/>
    </style:style>
    <style:style style:name="T10" style:parent-style-name="Fuentedepárrafopredeter." style:family="text">
      <style:text-properties fo:font-weight="bold" style:font-weight-asian="bold" style:font-weight-complex="bold" fo:color="#21409A"/>
    </style:style>
    <style:style style:name="P11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2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3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4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5" style:parent-style-name="Textbody" style:family="paragraph">
      <style:paragraph-properties fo:text-align="center" fo:background-color="#CCCCCC"/>
    </style:style>
    <style:style style:name="T16" style:parent-style-name="Fuentedepárrafopredeter." style:family="text">
      <style:text-properties fo:font-weight="bold" style:font-weight-asian="bold" style:font-weight-complex="bold" fo:color="#21409A"/>
    </style:style>
    <style:style style:name="P17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8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19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0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1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2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3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4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5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6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7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  <style:style style:name="P28" style:parent-style-name="Textbody" style:family="paragraph">
      <style:paragraph-properties fo:text-align="center" fo:background-color="#CCCCCC"/>
    </style:style>
    <style:style style:name="T29" style:parent-style-name="Fuentedepárrafopredeter." style:family="text">
      <style:text-properties fo:font-weight="bold" style:font-weight-asian="bold" style:font-weight-complex="bold" fo:color="#21409A"/>
    </style:style>
    <style:style style:name="T30" style:parent-style-name="Fuentedepárrafopredeter." style:family="text">
      <style:text-properties fo:font-weight="bold" style:font-weight-asian="bold" style:font-weight-complex="bold" fo:color="#21409A"/>
    </style:style>
    <style:style style:name="P31" style:parent-style-name="Textbody" style:family="paragraph">
      <style:paragraph-properties fo:text-align="center" fo:background-color="#CCCCCC"/>
    </style:style>
    <style:style style:name="T32" style:parent-style-name="Fuentedepárrafopredeter." style:family="text">
      <style:text-properties fo:font-weight="bold" style:font-weight-asian="bold" style:font-weight-complex="bold" fo:color="#21409A"/>
    </style:style>
    <style:style style:name="P33" style:parent-style-name="Textbody" style:family="paragraph">
      <style:paragraph-properties fo:text-align="center" fo:background-color="#CCCCCC"/>
      <style:text-properties fo:font-weight="bold" style:font-weight-asian="bold" style:font-weight-complex="bold" fo:color="#21409A"/>
    </style:style>
  </office:automatic-styles>
  <office:body>
    <office:text text:use-soft-page-breaks="true"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3">.primero{}</text:span></text:p>
      <text:p text:style-name="Textbody">&lt;p class="primero"&gt;hola&lt;/p&gt;</text:p>
      <text:p text:style-name="Textbody">&lt;section class="primero"&gt;adiós&lt;/section&gt;</text:p>
      <text:p text:style-name="P4">p.primero{}</text:p>
      <text:p text:style-name="Textbody">&lt;p<text:s/>class="primero"&gt;hola&lt;/p&gt;</text:p>
      <text:p text:style-name="P5">p.primero , p.segundo{}</text:p>
      <text:p text:style-name="Textbody">&lt;p class="primero"&gt;hola&lt;/p&gt;</text:p>
      <text:p text:style-name="Textbody">&lt;p class="segundo "&gt;hola&lt;/p&gt;</text:p>
      <text:p text:style-name="P6">p.primero.segundo{}</text:p>
      <text:p text:style-name="Textbody">&lt;p class="primero segundo"&gt;saludos&lt;/p&gt;</text:p>
      <text:p text:style-name="P7"><text:span text:style-name="T8">section.primero{}</text:span></text:p>
      <text:p text:style-name="Textbody">&lt;section class="primero"&gt;</text:p>
      <text:p text:style-name="Textbody"><text:s text:c="8"/>&lt;p&gt;saludos&lt;/p&gt;</text:p>
      <text:p text:style-name="Textbody">&lt;/section&gt;</text:p>
      <text:p text:style-name="P9"><text:span text:style-name="T10">#paco{ }</text:span></text:p>
      <text:p text:style-name="Textbody">&lt;p<text:s/>id="paco"&gt;nombre&lt;/p&gt;</text:p>
      <text:p text:style-name="P11">p#moco{}</text:p>
      <text:p text:style-name="Textbody">&lt;p id="moco"&gt;nombre&lt;/p&gt;</text:p>
      <text:p text:style-name="Textbody">&lt;p&gt;nombre2&lt;/p&gt;</text:p>
      <text:p text:style-name="P12">.primero span{ }</text:p>
      <text:p text:style-name="Textbody">&lt;div class="primero"&gt;</text:p>
      <text:p text:style-name="Textbody"><text:s text:c="8"/>Prueba de &lt;span&gt;hola&lt;/span&gt;</text:p>
      <text:p text:style-name="Textbody">&lt;/div&gt;</text:p>
      <text:p text:style-name="P13">.primero &gt; span{ }</text:p>
      <text:p text:style-name="Textbody">&lt;div class="primero"&gt;</text:p>
      <text:p text:style-name="Textbody"><text:s text:c="8"/>&lt;span&gt;buenas&lt;/span&gt;</text:p>
      <text:p text:style-name="Textbody">&lt;/div&gt;</text:p>
      <text:p text:style-name="P14">p.primero + a.enlacePrincipal</text:p>
      <text:p text:style-name="Textbody">&lt;p class="primero"&gt;primero&lt;/p&gt; <text:s/>&lt;a href="" class="enlacePrincipal"&gt;enlace&lt;/a&gt;</text:p>
      <text:soft-page-break/>
      <text:p text:style-name="P15"><text:span text:style-name="T16">p.primero ~ a.enlacePrincipal</text:span></text:p>
      <text:p text:style-name="Textbody">&lt;p class="primero"&gt;primero&lt;/p&gt;</text:p>
      <text:p text:style-name="Textbody">&lt;a href="" class="enlacePrincipal"&gt;enlace&lt;/a&gt;</text:p>
      <text:p text:style-name="P17">p:first-letter {}</text:p>
      <text:p text:style-name="Textbody">&lt;p<text:s/>class="primero"&gt;primero&lt;/p&gt;</text:p>
      <text:p text:style-name="P18">h2 + p::first-letter {}</text:p>
      <text:p text:style-name="Textbody">&lt;h2&gt;h2&lt;/h2&gt;</text:p>
      <text:p text:style-name="Textbody">&lt;p&gt;párrafo&lt;/p&gt;</text:p>
      <text:p text:style-name="P19">p::first-line {}</text:p>
      <text:p text:style-name="Textbody">&lt;p&gt;primer parrafo&lt;/p&gt;</text:p>
      <text:p text:style-name="Textbody">&lt;p&gt;segundo parrafo&lt;/p&gt;</text:p>
      <text:p text:style-name="Textbody">&lt;p&gt;tercer parrafo&lt;/p&gt;</text:p>
      <text:p text:style-name="P20"><text:s/>p:not(.azul ) {}</text:p>
      <text:p text:style-name="Textbody">&lt;p class="azul"&gt;primer parrafo&lt;/p&gt;</text:p>
      <text:p text:style-name="Textbody">&lt;p class="rojo"&gt;segundo parrafo&lt;/p&gt;</text:p>
      <text:p text:style-name="Textbody">&lt;p class="azul"&gt;tercer parrafo&lt;/p&gt;</text:p>
      <text:p text:style-name="P21">p:nth-child(2) {}</text:p>
      <text:p text:style-name="Textbody">&lt;div&gt;</text:p>
      <text:p text:style-name="Textbody"><text:s text:c="8"/>&lt;p&gt;uno&lt;/p&gt;</text:p>
      <text:p text:style-name="Textbody"><text:s text:c="8"/>&lt;p&gt;dos&lt;/p&gt;</text:p>
      <text:p text:style-name="Textbody">&lt;/div&gt;</text:p>
      <text:p text:style-name="Textbody">&lt;div&gt;</text:p>
      <text:p text:style-name="Textbody"><text:s text:c="8"/>&lt;p&gt;uno&lt;/p&gt;</text:p>
      <text:p text:style-name="Textbody"><text:s text:c="8"/>&lt;p&gt;dos&lt;/p&gt;</text:p>
      <text:p text:style-name="Textbody"><text:s text:c="8"/>&lt;p&gt;tres&lt;/p&gt;</text:p>
      <text:p text:style-name="Textbody">&lt;/div&gt;</text:p>
      <text:p text:style-name="P22">p:last-child {}</text:p>
      <text:p text:style-name="Textbody">&lt;div&gt;&lt;p&gt;uno&lt;/p&gt;&lt;p&gt;dos&lt;/p&gt;&lt;/div&gt;</text:p>
      <text:p text:style-name="Textbody">&lt;div&gt;&lt;p&gt;uno&lt;/p&gt;&lt;p&gt;dos&lt;/p&gt;&lt;p&gt;tres&lt;/p&gt;&lt;/div&gt;</text:p>
      <text:p text:style-name="Textbody"/>
      <text:p text:style-name="Textbody"/>
      <text:p text:style-name="Textbody"/>
      <text:soft-page-break/>
      <text:p text:style-name="P23">p:last-of-type {}</text:p>
      <text:p text:style-name="Textbody">&lt;div&gt;</text:p>
      <text:p text:style-name="Textbody"><text:s text:c="8"/>&lt;p&gt;primero&lt;/p&gt;</text:p>
      <text:p text:style-name="Textbody"><text:s text:c="8"/>&lt;p&gt;segundo&lt;/p&gt;</text:p>
      <text:p text:style-name="Textbody"><text:s text:c="8"/>&lt;p&gt;tercero&lt;/p&gt;</text:p>
      <text:p text:style-name="Textbody">&lt;/div&gt;</text:p>
      <text:p text:style-name="P24">p:only-child {}</text:p>
      <text:p text:style-name="Textbody">&lt;div&gt;</text:p>
      <text:p text:style-name="Textbody"><text:s text:c="8"/>&lt;p&gt;primero&lt;/p&gt;</text:p>
      <text:p text:style-name="Textbody">&lt;/div&gt;</text:p>
      <text:p text:style-name="P25">span .primero {}</text:p>
      <text:p text:style-name="Textbody">&lt;span&gt;</text:p>
      <text:p text:style-name="Textbody"><text:s text:c="8"/>&lt;p class="primero"&gt;parrafo&lt;/p&gt;</text:p>
      <text:p text:style-name="Textbody"><text:s text:c="8"/>&lt;p class="primero"&gt;parrafo&lt;/p&gt;</text:p>
      <text:p text:style-name="Textbody"><text:s text:c="8"/>&lt;p class="primeroNO"&gt;parrafo&lt;/p&gt;</text:p>
      <text:p text:style-name="Textbody">&lt;/span&gt;</text:p>
      <text:p text:style-name="P26">input:disabled</text:p>
      <text:p text:style-name="Textbody">&lt;input type="text" value="disabled" disabled&gt;</text:p>
      <text:p text:style-name="P27">.primero.parding{ }</text:p>
      <text:p text:style-name="Textbody">&lt;div class="primero parding"&gt;</text:p>
      <text:p text:style-name="Textbody"><text:s text:c="8"/>&lt;p&gt;uno&lt;/p&gt;</text:p>
      <text:p text:style-name="Textbody"><text:s text:c="8"/>&lt;p&gt;dos&lt;/p&gt;</text:p>
      <text:p text:style-name="Textbody">&lt;/div&gt;</text:p>
      <text:p text:style-name="P28"><text:span text:style-name="T29">a.pulsado[href</text:span>^<text:span text:style-name="T30">=”https”]</text:span></text:p>
      <text:p text:style-name="Textbody">&lt;a href="https" class="pulsado"&gt;pulsado&lt;/a&gt;</text:p>
      <text:p text:style-name="P31"><text:span text:style-name="T32">a.pulsado[href$=”com”]</text:span></text:p>
      <text:p text:style-name="Textbody">&lt;a href="https://www.google.com" class="pulsado"&gt;pulsado&lt;/a&gt;</text:p>
      <text:p text:style-name="Textbody">&lt;br&gt;</text:p>
      <text:p text:style-name="Textbody">&lt;a href="https://www.google.es" class="pulsado"&gt;pulsado&lt;/a&gt;</text:p>
      <text:p text:style-name="P33">:checked {}</text:p>
      <text:p text:style-name="Normal">&lt;input type="radio" checked&gt;</text:p>
      <text:p text:style-name="Normal">&lt;input type="checkbox" checked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Ariel Umiri Condo</dc:creator>
    <meta:creation-date>2022-09-28T13:20:00Z</meta:creation-date>
    <dc:date>2022-10-18T11:48:00Z</dc:date>
    <meta:template xlink:href="Normal.dotm" xlink:type="simple"/>
    <meta:editing-cycles>30</meta:editing-cycles>
    <meta:editing-duration>PT16800S</meta:editing-duration>
    <meta:document-statistic meta:page-count="3" meta:paragraph-count="4" meta:word-count="338" meta:character-count="2193" meta:row-count="15" meta:non-whitespace-character-count="1859"/>
  </office:meta>
</office:document-meta>
</file>